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color="#000000" style:text-line-through-style="none" style:text-line-through-type="none" style:font-name="Calibri" fo:font-size="11pt" fo:font-style="normal" style:text-underline-style="none" officeooo:paragraph-rsid="0038227d" style:font-size-asian="11pt" style:font-style-asian="normal"/>
    </style:style>
    <style:style style:name="P2" style:family="paragraph" style:parent-style-name="Standard">
      <style:paragraph-properties fo:line-height="200%"/>
      <style:text-properties fo:color="#000000" style:text-line-through-style="none" style:text-line-through-type="none" style:font-name="Calibri" fo:font-size="11pt" fo:font-style="normal" style:text-underline-style="none" officeooo:rsid="0038227d" officeooo:paragraph-rsid="0038227d" style:font-size-asian="11pt" style:font-style-asian="normal"/>
    </style:style>
    <style:style style:name="P3" style:family="paragraph" style:parent-style-name="Default">
      <style:text-properties officeooo:rsid="001e765b" officeooo:paragraph-rsid="001e765b"/>
    </style:style>
    <style:style style:name="P4" style:family="paragraph" style:parent-style-name="Default">
      <style:paragraph-properties fo:line-height="200%"/>
    </style:style>
    <style:style style:name="P5" style:family="paragraph" style:parent-style-name="Default">
      <style:paragraph-properties fo:line-height="200%"/>
      <style:text-properties officeooo:paragraph-rsid="0023aecd"/>
    </style:style>
    <style:style style:name="P6" style:family="paragraph" style:parent-style-name="Default">
      <style:paragraph-properties fo:line-height="200%"/>
      <style:text-properties officeooo:paragraph-rsid="00255198"/>
    </style:style>
    <style:style style:name="P7" style:family="paragraph" style:parent-style-name="Default">
      <style:paragraph-properties fo:line-height="200%"/>
      <style:text-properties officeooo:paragraph-rsid="0028c258"/>
    </style:style>
    <style:style style:name="P8" style:family="paragraph" style:parent-style-name="Default">
      <style:paragraph-properties fo:line-height="200%"/>
      <style:text-properties officeooo:paragraph-rsid="002bf690"/>
    </style:style>
    <style:style style:name="P9" style:family="paragraph" style:parent-style-name="Default">
      <style:paragraph-properties fo:line-height="200%" fo:text-align="start" style:justify-single-word="false"/>
      <style:text-properties officeooo:paragraph-rsid="002ead37"/>
    </style:style>
    <style:style style:name="P10" style:family="paragraph" style:parent-style-name="Default">
      <style:paragraph-properties fo:line-height="200%" fo:text-align="start" style:justify-single-word="false"/>
      <style:text-properties officeooo:paragraph-rsid="00311185"/>
    </style:style>
    <style:style style:name="P11" style:family="paragraph" style:parent-style-name="Default">
      <style:paragraph-properties fo:line-height="200%" fo:text-align="start" style:justify-single-word="false"/>
      <style:text-properties officeooo:paragraph-rsid="0031b8b0"/>
    </style:style>
    <style:style style:name="P12" style:family="paragraph" style:parent-style-name="Default">
      <style:paragraph-properties fo:line-height="200%" fo:text-align="start" style:justify-single-word="false"/>
      <style:text-properties officeooo:paragraph-rsid="0045bf37"/>
    </style:style>
    <style:style style:name="P13" style:family="paragraph" style:parent-style-name="Default">
      <style:paragraph-properties fo:line-height="200%"/>
      <style:text-properties officeooo:paragraph-rsid="0031b8b0"/>
    </style:style>
    <style:style style:name="P14" style:family="paragraph" style:parent-style-name="Default">
      <style:paragraph-properties fo:line-height="200%"/>
      <style:text-properties officeooo:paragraph-rsid="0031e678"/>
    </style:style>
    <style:style style:name="P15" style:family="paragraph" style:parent-style-name="Default">
      <style:paragraph-properties fo:line-height="200%"/>
      <style:text-properties officeooo:paragraph-rsid="00329109"/>
    </style:style>
    <style:style style:name="P16" style:family="paragraph" style:parent-style-name="Default">
      <style:paragraph-properties fo:line-height="200%"/>
      <style:text-properties officeooo:paragraph-rsid="00337261"/>
    </style:style>
    <style:style style:name="P17" style:family="paragraph" style:parent-style-name="Default">
      <style:paragraph-properties fo:line-height="200%"/>
      <style:text-properties officeooo:paragraph-rsid="0033d8fa"/>
    </style:style>
    <style:style style:name="P18" style:family="paragraph" style:parent-style-name="Default">
      <style:paragraph-properties fo:line-height="200%"/>
      <style:text-properties officeooo:paragraph-rsid="0035d10a"/>
    </style:style>
    <style:style style:name="P19" style:family="paragraph" style:parent-style-name="Default">
      <style:paragraph-properties fo:line-height="200%"/>
      <style:text-properties officeooo:paragraph-rsid="0038227d"/>
    </style:style>
    <style:style style:name="P20" style:family="paragraph" style:parent-style-name="Default">
      <style:paragraph-properties fo:line-height="200%"/>
      <style:text-properties officeooo:paragraph-rsid="003ab542"/>
    </style:style>
    <style:style style:name="P21" style:family="paragraph" style:parent-style-name="Default">
      <style:paragraph-properties fo:line-height="200%"/>
      <style:text-properties officeooo:paragraph-rsid="00504789"/>
    </style:style>
    <style:style style:name="P22" style:family="paragraph" style:parent-style-name="Default">
      <style:paragraph-properties fo:line-height="200%"/>
      <style:text-properties officeooo:paragraph-rsid="00531c96"/>
    </style:style>
    <style:style style:name="P23" style:family="paragraph" style:parent-style-name="Default">
      <style:paragraph-properties fo:line-height="200%"/>
      <style:text-properties officeooo:paragraph-rsid="00581c80"/>
    </style:style>
    <style:style style:name="P24" style:family="paragraph" style:parent-style-name="Default">
      <style:paragraph-properties fo:line-height="200%"/>
      <style:text-properties officeooo:rsid="0023aecd" officeooo:paragraph-rsid="0023aecd"/>
    </style:style>
    <style:style style:name="P25" style:family="paragraph" style:parent-style-name="Default">
      <style:paragraph-properties fo:line-height="200%"/>
      <style:text-properties officeooo:rsid="0028c258" officeooo:paragraph-rsid="0028c258"/>
    </style:style>
    <style:style style:name="P26" style:family="paragraph" style:parent-style-name="Default">
      <style:paragraph-properties fo:line-height="200%"/>
      <style:text-properties officeooo:rsid="002bf690" officeooo:paragraph-rsid="002bf690"/>
    </style:style>
    <style:style style:name="P27" style:family="paragraph" style:parent-style-name="Default">
      <style:paragraph-properties fo:line-height="200%"/>
      <style:text-properties officeooo:rsid="002d864d" officeooo:paragraph-rsid="002d864d"/>
    </style:style>
    <style:style style:name="P28" style:family="paragraph" style:parent-style-name="Default">
      <style:paragraph-properties fo:line-height="200%" fo:text-align="start" style:justify-single-word="false"/>
      <style:text-properties officeooo:rsid="0030918d" officeooo:paragraph-rsid="0030918d"/>
    </style:style>
    <style:style style:name="P29" style:family="paragraph" style:parent-style-name="Default">
      <style:paragraph-properties fo:line-height="200%" fo:text-align="start" style:justify-single-word="false"/>
      <style:text-properties officeooo:rsid="0030918d" officeooo:paragraph-rsid="00531c96"/>
    </style:style>
    <style:style style:name="P30" style:family="paragraph" style:parent-style-name="Default">
      <style:paragraph-properties fo:line-height="200%" fo:text-align="start" style:justify-single-word="false"/>
      <style:text-properties officeooo:rsid="00311185" officeooo:paragraph-rsid="00311185"/>
    </style:style>
    <style:style style:name="P31" style:family="paragraph" style:parent-style-name="Default">
      <style:paragraph-properties fo:line-height="200%"/>
      <style:text-properties officeooo:rsid="0031e678" officeooo:paragraph-rsid="0031e678"/>
    </style:style>
    <style:style style:name="P32" style:family="paragraph" style:parent-style-name="Default">
      <style:paragraph-properties fo:line-height="200%"/>
      <style:text-properties officeooo:rsid="00329109" officeooo:paragraph-rsid="00329109"/>
    </style:style>
    <style:style style:name="P33" style:family="paragraph" style:parent-style-name="Default">
      <style:paragraph-properties fo:line-height="200%"/>
      <style:text-properties fo:color="#000000" style:text-line-through-style="none" style:text-line-through-type="none" style:font-name="Calibri" fo:font-size="11pt" style:text-underline-style="none" officeooo:rsid="0023aecd" officeooo:paragraph-rsid="00255198" style:font-size-asian="11pt"/>
    </style:style>
    <style:style style:name="P34" style:family="paragraph" style:parent-style-name="Default">
      <style:paragraph-properties fo:line-height="200%"/>
      <style:text-properties fo:color="#000000" style:text-line-through-style="none" style:text-line-through-type="none" style:font-name="Calibri" fo:font-size="11pt" style:text-underline-style="none" officeooo:rsid="00255198" officeooo:paragraph-rsid="00255198" style:font-size-asian="11pt"/>
    </style:style>
    <style:style style:name="P35"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2bf690" officeooo:paragraph-rsid="002bf690" style:font-size-asian="11pt" style:font-style-asian="normal"/>
    </style:style>
    <style:style style:name="P36"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2d864d" officeooo:paragraph-rsid="002d864d" style:font-size-asian="11pt" style:font-style-asian="normal"/>
    </style:style>
    <style:style style:name="P37"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2ead37" officeooo:paragraph-rsid="002ead37" style:font-size-asian="11pt" style:font-style-asian="normal"/>
    </style:style>
    <style:style style:name="P38"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2ead37" officeooo:paragraph-rsid="002ead37" style:font-size-asian="11pt" style:font-style-asian="normal"/>
    </style:style>
    <style:style style:name="P39"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2ead37" officeooo:paragraph-rsid="003fa266" style:font-size-asian="11pt" style:font-style-asian="normal"/>
    </style:style>
    <style:style style:name="P40"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0603a" officeooo:paragraph-rsid="0030603a" style:font-size-asian="11pt" style:font-style-asian="normal"/>
    </style:style>
    <style:style style:name="P41"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0603a" officeooo:paragraph-rsid="0045bf37" style:font-size-asian="11pt" style:font-style-asian="normal"/>
    </style:style>
    <style:style style:name="P42"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0918d" officeooo:paragraph-rsid="0030918d" style:font-size-asian="11pt" style:font-style-asian="normal"/>
    </style:style>
    <style:style style:name="P43"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0918d" officeooo:paragraph-rsid="0045bf37" style:font-size-asian="11pt" style:font-style-asian="normal"/>
    </style:style>
    <style:style style:name="P44"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11185" officeooo:paragraph-rsid="00311185" style:font-size-asian="11pt" style:font-style-asian="normal"/>
    </style:style>
    <style:style style:name="P45"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1b8b0" officeooo:paragraph-rsid="0031b8b0" style:font-size-asian="11pt" style:font-style-asian="normal"/>
    </style:style>
    <style:style style:name="P46"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1b8b0" officeooo:paragraph-rsid="0031b8b0" style:font-size-asian="11pt" style:font-style-asian="normal"/>
    </style:style>
    <style:style style:name="P47"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1e678" officeooo:paragraph-rsid="0031e678" style:font-size-asian="11pt" style:font-style-asian="normal"/>
    </style:style>
    <style:style style:name="P48" style:family="paragraph" style:parent-style-name="Default">
      <style:paragraph-properties fo:line-height="200%"/>
      <style:text-properties fo:color="#000000" style:text-line-through-style="none" style:text-line-through-type="none" style:font-name="Calibri" fo:font-size="11pt" fo:font-style="normal" style:text-underline-style="none" officeooo:paragraph-rsid="00337261" style:font-size-asian="11pt" style:font-style-asian="normal"/>
    </style:style>
    <style:style style:name="P49" style:family="paragraph" style:parent-style-name="Default">
      <style:paragraph-properties fo:line-height="200%"/>
      <style:text-properties fo:color="#000000" style:text-line-through-style="none" style:text-line-through-type="none" style:font-name="Calibri" fo:font-size="11pt" fo:font-style="normal" style:text-underline-style="none" officeooo:paragraph-rsid="00367146" style:font-size-asian="11pt" style:font-style-asian="normal"/>
    </style:style>
    <style:style style:name="P50"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29109" officeooo:paragraph-rsid="00329109" style:font-size-asian="11pt" style:font-style-asian="normal"/>
    </style:style>
    <style:style style:name="P51"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37261" officeooo:paragraph-rsid="00337261" style:font-size-asian="11pt" style:font-style-asian="normal"/>
    </style:style>
    <style:style style:name="P52"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3d8fa" officeooo:paragraph-rsid="0033d8fa" style:font-size-asian="11pt" style:font-style-asian="normal"/>
    </style:style>
    <style:style style:name="P53"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67146" officeooo:paragraph-rsid="00367146" style:font-size-asian="11pt" style:font-style-asian="normal"/>
    </style:style>
    <style:style style:name="P54"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8227d" officeooo:paragraph-rsid="0038227d" style:font-size-asian="11pt" style:font-style-asian="normal"/>
    </style:style>
    <style:style style:name="P55" style:family="paragraph" style:parent-style-name="Default">
      <style:paragraph-properties fo:line-height="200%" fo:text-align="start" style:justify-single-word="false"/>
      <style:text-properties fo:font-variant="normal" fo:text-transform="none" fo:color="#000000" style:text-line-through-style="none" style:text-line-through-type="none" style:font-name="Calibri" fo:font-size="11pt" fo:font-style="normal" style:text-underline-style="none" fo:font-weight="normal" officeooo:rsid="0031b8b0" officeooo:paragraph-rsid="0031b8b0" style:text-blinking="false" fo:background-color="transparent" style:font-size-asian="11pt" style:font-style-asian="normal"/>
    </style:style>
    <style:style style:name="P56" style:family="paragraph" style:parent-style-name="Default">
      <style:paragraph-properties fo:line-height="200%"/>
      <style:text-properties officeooo:rsid="00531c96" officeooo:paragraph-rsid="00531c96"/>
    </style:style>
    <style:style style:name="P57" style:family="paragraph" style:parent-style-name="Default">
      <style:paragraph-properties fo:line-height="200%"/>
      <style:text-properties officeooo:rsid="00581c80" officeooo:paragraph-rsid="00581c80"/>
    </style:style>
    <style:style style:name="P58"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461728" officeooo:paragraph-rsid="00531c96" style:font-size-asian="11pt" style:font-style-asian="normal"/>
    </style:style>
    <style:style style:name="P59" style:family="paragraph" style:parent-style-name="Default">
      <style:paragraph-properties fo:line-height="200%"/>
      <style:text-properties fo:color="#000000" style:text-line-through-style="none" style:text-line-through-type="none" style:font-name="Calibri" fo:font-size="11pt" fo:font-style="normal" style:text-underline-style="none" officeooo:paragraph-rsid="005ee3cf" style:font-size-asian="11pt" style:font-style-asian="normal"/>
    </style:style>
    <style:style style:name="P60"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531c96" officeooo:paragraph-rsid="00531c96" style:font-size-asian="11pt" style:font-style-asian="normal"/>
    </style:style>
    <style:style style:name="P61"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1e678" officeooo:paragraph-rsid="0031e678" style:font-size-asian="11pt" style:font-style-asian="normal"/>
    </style:style>
    <style:style style:name="P62"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638f1f" officeooo:paragraph-rsid="00638f1f" style:font-size-asian="11pt" style:font-style-asian="normal"/>
    </style:style>
    <style:style style:name="P63" style:family="paragraph" style:parent-style-name="Default">
      <style:paragraph-properties fo:line-height="200%"/>
      <style:text-properties fo:color="#000000" style:text-line-through-style="none" style:text-line-through-type="none" style:font-name="Calibri" fo:font-size="11pt" fo:font-style="normal" style:text-underline-style="none" fo:font-weight="normal" officeooo:rsid="00504789" officeooo:paragraph-rsid="00504789" style:font-size-asian="11pt" style:font-style-asian="normal" style:font-weight-asian="normal" style:font-weight-complex="normal"/>
    </style:style>
    <style:style style:name="P64" style:family="paragraph" style:parent-style-name="Default">
      <style:paragraph-properties fo:line-height="200%"/>
      <style:text-properties officeooo:paragraph-rsid="005d84e0"/>
    </style:style>
    <style:style style:name="P65" style:family="paragraph" style:parent-style-name="Default">
      <style:paragraph-properties fo:line-height="200%"/>
      <style:text-properties officeooo:paragraph-rsid="00607576"/>
    </style:style>
    <style:style style:name="P66" style:family="paragraph" style:parent-style-name="Default">
      <style:paragraph-properties fo:line-height="200%"/>
      <style:text-properties officeooo:paragraph-rsid="00531c96"/>
    </style:style>
    <style:style style:name="P67" style:family="paragraph" style:parent-style-name="Default">
      <style:paragraph-properties fo:line-height="200%"/>
      <style:text-properties officeooo:paragraph-rsid="006b098b"/>
    </style:style>
    <style:style style:name="P68" style:family="paragraph" style:parent-style-name="Default">
      <style:paragraph-properties fo:line-height="200%"/>
      <style:text-properties officeooo:rsid="002d864d" officeooo:paragraph-rsid="002d864d"/>
    </style:style>
    <style:style style:name="P69" style:family="paragraph" style:parent-style-name="Default">
      <style:paragraph-properties fo:line-height="200%"/>
      <style:text-properties officeooo:rsid="0064cf14" officeooo:paragraph-rsid="0064cf14"/>
    </style:style>
    <style:style style:name="P70" style:family="paragraph" style:parent-style-name="Default">
      <style:paragraph-properties style:border-line-width-bottom="0.0047in 0.0047in 0.0047in" fo:padding-left="0in" fo:padding-right="0in" fo:padding-top="0in" fo:padding-bottom="0.0291in" fo:border-left="none" fo:border-right="none" fo:border-top="none" fo:border-bottom="1.05pt double #000000" style:join-border="false"/>
      <style:text-properties fo:color="#000000" style:font-name="Calibri" fo:font-size="11pt" officeooo:rsid="0063543b" officeooo:paragraph-rsid="0063543b" style:font-size-asian="11pt"/>
    </style:style>
    <style:style style:name="P71" style:family="paragraph" style:parent-style-name="Standard">
      <style:paragraph-properties fo:line-height="200%"/>
      <style:text-properties fo:color="#000000" style:text-line-through-style="none" style:text-line-through-type="none" style:font-name="Calibri" fo:font-size="11pt" fo:font-style="normal" style:text-underline-style="none" officeooo:rsid="003c6ee3" officeooo:paragraph-rsid="003c6ee3" style:font-size-asian="11pt" style:font-style-asian="normal"/>
    </style:style>
    <style:style style:name="P72" style:family="paragraph" style:parent-style-name="Standard">
      <style:paragraph-properties fo:line-height="200%"/>
      <style:text-properties fo:color="#000000" style:text-line-through-style="none" style:text-line-through-type="none" style:font-name="Calibri" fo:font-size="11pt" fo:font-style="normal" style:text-underline-style="none" officeooo:rsid="00608928" officeooo:paragraph-rsid="00608928" style:font-size-asian="11pt" style:font-style-asian="normal"/>
    </style:style>
    <style:style style:name="P73" style:family="paragraph" style:parent-style-name="Standard">
      <style:paragraph-properties fo:line-height="200%"/>
      <style:text-properties fo:color="#000000" style:text-line-through-style="none" style:text-line-through-type="none" style:font-name="Calibri" fo:font-size="11pt" fo:font-style="normal" style:text-underline-style="none" officeooo:rsid="0060ed70" officeooo:paragraph-rsid="00662db4" style:font-size-asian="11pt" style:font-style-asian="normal"/>
    </style:style>
    <style:style style:name="P74" style:family="paragraph" style:parent-style-name="Standard">
      <style:text-properties fo:color="#000000" style:text-line-through-style="none" style:text-line-through-type="none" style:font-name="Calibri" fo:font-size="11pt" fo:font-style="normal" style:text-underline-style="none" officeooo:rsid="0062ddec" officeooo:paragraph-rsid="0062ddec" style:font-size-asian="11pt" style:font-style-asian="normal"/>
    </style:style>
    <style:style style:name="T1" style:family="text">
      <style:text-properties fo:color="#000000" style:font-name="Calibri" fo:font-size="11pt" style:font-size-asian="11pt"/>
    </style:style>
    <style:style style:name="T2" style:family="text">
      <style:text-properties fo:color="#000000" style:font-name="Calibri" fo:font-size="11pt" officeooo:rsid="0020f79b" style:font-size-asian="11pt"/>
    </style:style>
    <style:style style:name="T3" style:family="text">
      <style:text-properties fo:color="#000000" style:font-name="Calibri" fo:font-size="11pt" officeooo:rsid="0022c75c" style:font-size-asian="11pt"/>
    </style:style>
    <style:style style:name="T4" style:family="text">
      <style:text-properties fo:color="#000000" style:font-name="Calibri" fo:font-size="11pt" officeooo:rsid="0023aecd" style:font-size-asian="11pt"/>
    </style:style>
    <style:style style:name="T5" style:family="text">
      <style:text-properties fo:color="#000000" style:font-name="Calibri" fo:font-size="11pt" officeooo:rsid="003ff25a" style:font-size-asian="11pt"/>
    </style:style>
    <style:style style:name="T6" style:family="text">
      <style:text-properties fo:color="#000000" style:font-name="Calibri" fo:font-size="11pt" officeooo:rsid="0041c02c" style:font-size-asian="11pt"/>
    </style:style>
    <style:style style:name="T7" style:family="text">
      <style:text-properties fo:color="#000000" style:font-name="Calibri" fo:font-size="11pt" officeooo:rsid="0055043a" style:font-size-asian="11pt"/>
    </style:style>
    <style:style style:name="T8" style:family="text">
      <style:text-properties fo:color="#000000" style:font-name="Calibri" fo:font-size="11pt" officeooo:rsid="005aba57" style:font-size-asian="11pt"/>
    </style:style>
    <style:style style:name="T9" style:family="text">
      <style:text-properties fo:color="#000000" style:font-name="Calibri" fo:font-size="11pt" officeooo:rsid="005c19cb" style:font-size-asian="11pt"/>
    </style:style>
    <style:style style:name="T10" style:family="text">
      <style:text-properties fo:color="#000000" style:font-name="Calibri" fo:font-size="11pt" officeooo:rsid="006702f2" style:font-size-asian="11pt"/>
    </style:style>
    <style:style style:name="T11" style:family="text">
      <style:text-properties fo:color="#000000" style:text-line-through-style="none" style:text-line-through-type="none" style:font-name="Calibri" fo:font-size="11pt" style:text-underline-style="none" style:font-size-asian="11pt"/>
    </style:style>
    <style:style style:name="T12" style:family="text">
      <style:text-properties fo:color="#000000" style:text-line-through-style="none" style:text-line-through-type="none" style:font-name="Calibri" fo:font-size="11pt" style:text-underline-style="none" officeooo:rsid="0023aecd" style:font-size-asian="11pt"/>
    </style:style>
    <style:style style:name="T13" style:family="text">
      <style:text-properties fo:color="#000000" style:text-line-through-style="none" style:text-line-through-type="none" style:font-name="Calibri" fo:font-size="11pt" style:text-underline-style="none" officeooo:rsid="0024df04" style:font-size-asian="11pt"/>
    </style:style>
    <style:style style:name="T14" style:family="text">
      <style:text-properties fo:color="#000000" style:text-line-through-style="none" style:text-line-through-type="none" style:font-name="Calibri" fo:font-size="11pt" style:text-underline-style="none" officeooo:rsid="00255198" style:font-size-asian="11pt"/>
    </style:style>
    <style:style style:name="T15" style:family="text">
      <style:text-properties fo:color="#000000" style:text-line-through-style="none" style:text-line-through-type="none" style:font-name="Calibri" fo:font-size="11pt" style:text-underline-style="none" officeooo:rsid="00273b5d" style:font-size-asian="11pt"/>
    </style:style>
    <style:style style:name="T16" style:family="text">
      <style:text-properties fo:color="#000000" style:text-line-through-style="none" style:text-line-through-type="none" style:font-name="Calibri" fo:font-size="11pt" style:text-underline-style="none" officeooo:rsid="003a0587" style:font-size-asian="11pt"/>
    </style:style>
    <style:style style:name="T17" style:family="text">
      <style:text-properties fo:color="#000000" style:text-line-through-style="none" style:text-line-through-type="none" style:font-name="Calibri" fo:font-size="11pt" style:text-underline-style="none" officeooo:rsid="003ff25a" style:font-size-asian="11pt"/>
    </style:style>
    <style:style style:name="T18" style:family="text">
      <style:text-properties fo:color="#000000" style:text-line-through-style="none" style:text-line-through-type="none" style:font-name="Calibri" fo:font-size="11pt" style:text-underline-style="none" officeooo:rsid="0041c02c" style:font-size-asian="11pt"/>
    </style:style>
    <style:style style:name="T19" style:family="text">
      <style:text-properties fo:color="#000000" style:text-line-through-style="none" style:text-line-through-type="none" style:font-name="Calibri" fo:font-size="11pt" style:text-underline-style="none" officeooo:rsid="005d84e0" style:font-size-asian="11pt"/>
    </style:style>
    <style:style style:name="T20" style:family="text">
      <style:text-properties fo:color="#000000" style:text-line-through-style="none" style:text-line-through-type="none" style:font-name="Calibri" fo:font-size="11pt" style:text-underline-style="none" officeooo:rsid="0064cf14" style:font-size-asian="11pt"/>
    </style:style>
    <style:style style:name="T21" style:family="text">
      <style:text-properties fo:color="#000000" style:text-line-through-style="none" style:text-line-through-type="none" style:font-name="Calibri" fo:font-size="11pt" style:text-underline-style="none" officeooo:rsid="006702f2" style:font-size-asian="11pt"/>
    </style:style>
    <style:style style:name="T22" style:family="text">
      <style:text-properties fo:color="#000000" style:text-line-through-style="none" style:text-line-through-type="none" style:font-name="Calibri" fo:font-size="11pt" style:text-underline-style="none" officeooo:rsid="00697fc7" style:font-size-asian="11pt"/>
    </style:style>
    <style:style style:name="T23" style:family="text">
      <style:text-properties fo:color="#000000" style:text-line-through-style="none" style:text-line-through-type="none" style:font-name="Calibri" fo:font-size="11pt" style:text-underline-style="none" officeooo:rsid="00699f87" style:font-size-asian="11pt"/>
    </style:style>
    <style:style style:name="T24" style:family="text">
      <style:text-properties fo:color="#000000" style:text-line-through-style="none" style:text-line-through-type="none" style:font-name="Calibri" fo:font-size="11pt" style:text-underline-style="none" officeooo:rsid="006a4888" style:font-size-asian="11pt"/>
    </style:style>
    <style:style style:name="T25" style:family="text">
      <style:text-properties fo:color="#000000" style:text-line-through-style="none" style:text-line-through-type="none" style:font-name="Calibri" fo:font-size="11pt" style:text-underline-style="none" officeooo:rsid="006aabe1" style:font-size-asian="11pt"/>
    </style:style>
    <style:style style:name="T26" style:family="text">
      <style:text-properties fo:color="#000000" style:text-line-through-style="none" style:text-line-through-type="none" style:font-name="Calibri" fo:font-size="11pt" fo:font-style="italic" style:text-underline-style="none" style:font-size-asian="11pt" style:font-style-asian="italic"/>
    </style:style>
    <style:style style:name="T27" style:family="text">
      <style:text-properties fo:color="#000000" style:text-line-through-style="none" style:text-line-through-type="none" style:font-name="Calibri" fo:font-size="11pt" fo:font-style="italic" style:text-underline-style="none" style:font-size-asian="11pt" style:font-style-asian="italic" style:font-style-complex="italic"/>
    </style:style>
    <style:style style:name="T28" style:family="text">
      <style:text-properties fo:color="#000000" style:text-line-through-style="none" style:text-line-through-type="none" style:font-name="Calibri" fo:font-size="11pt" fo:font-style="italic" style:text-underline-style="none" officeooo:rsid="0023aecd" style:font-size-asian="11pt" style:font-style-asian="italic" style:font-style-complex="italic"/>
    </style:style>
    <style:style style:name="T29" style:family="text">
      <style:text-properties fo:color="#000000" style:text-line-through-style="none" style:text-line-through-type="none" style:font-name="Calibri" fo:font-size="11pt" fo:font-style="italic" style:text-underline-style="none" officeooo:rsid="00273b5d" style:font-size-asian="11pt" style:font-style-asian="italic" style:font-style-complex="italic"/>
    </style:style>
    <style:style style:name="T30" style:family="text">
      <style:text-properties fo:color="#000000" style:text-line-through-style="none" style:text-line-through-type="none" style:font-name="Calibri" fo:font-size="11pt" fo:font-style="italic" style:text-underline-style="none" officeooo:rsid="002bf690" style:font-size-asian="11pt" style:font-style-asian="italic" style:font-style-complex="italic"/>
    </style:style>
    <style:style style:name="T31" style:family="text">
      <style:text-properties fo:color="#000000" style:text-line-through-style="none" style:text-line-through-type="none" style:font-name="Calibri" fo:font-size="11pt" fo:font-style="italic" style:text-underline-style="none" officeooo:rsid="002ead37" style:font-size-asian="11pt" style:font-style-asian="italic" style:font-style-complex="italic"/>
    </style:style>
    <style:style style:name="T32" style:family="text">
      <style:text-properties fo:color="#000000" style:text-line-through-style="none" style:text-line-through-type="none" style:font-name="Calibri" fo:font-size="11pt" fo:font-style="italic" style:text-underline-style="none" officeooo:rsid="0033d8fa" style:font-size-asian="11pt" style:font-style-asian="italic" style:font-style-complex="italic"/>
    </style:style>
    <style:style style:name="T33" style:family="text">
      <style:text-properties fo:color="#000000" style:text-line-through-style="none" style:text-line-through-type="none" style:font-name="Calibri" fo:font-size="11pt" fo:font-style="italic" style:text-underline-style="none" officeooo:rsid="003ff25a" style:font-size-asian="11pt" style:font-style-asian="italic" style:font-style-complex="italic"/>
    </style:style>
    <style:style style:name="T34" style:family="text">
      <style:text-properties fo:color="#000000" style:text-line-through-style="none" style:text-line-through-type="none" style:font-name="Calibri" fo:font-size="11pt" fo:font-style="normal" style:text-underline-style="none" style:font-size-asian="11pt" style:font-style-asian="normal"/>
    </style:style>
    <style:style style:name="T35" style:family="text">
      <style:text-properties fo:color="#000000" style:text-line-through-style="none" style:text-line-through-type="none" style:font-name="Calibri" fo:font-size="11pt" fo:font-style="normal" style:text-underline-style="none" officeooo:rsid="00273b5d" style:font-size-asian="11pt" style:font-style-asian="normal"/>
    </style:style>
    <style:style style:name="T36" style:family="text">
      <style:text-properties fo:color="#000000" style:text-line-through-style="none" style:text-line-through-type="none" style:font-name="Calibri" fo:font-size="11pt" fo:font-style="normal" style:text-underline-style="none" officeooo:rsid="00255198" style:font-size-asian="11pt" style:font-style-asian="normal"/>
    </style:style>
    <style:style style:name="T37" style:family="text">
      <style:text-properties fo:color="#000000" style:text-line-through-style="none" style:text-line-through-type="none" style:font-name="Calibri" fo:font-size="11pt" fo:font-style="normal" style:text-underline-style="none" officeooo:rsid="002bf690" style:font-size-asian="11pt" style:font-style-asian="normal"/>
    </style:style>
    <style:style style:name="T38" style:family="text">
      <style:text-properties fo:color="#000000" style:text-line-through-style="none" style:text-line-through-type="none" style:font-name="Calibri" fo:font-size="11pt" fo:font-style="normal" style:text-underline-style="none" officeooo:rsid="002d864d" style:font-size-asian="11pt" style:font-style-asian="normal"/>
    </style:style>
    <style:style style:name="T39" style:family="text">
      <style:text-properties fo:color="#000000" style:text-line-through-style="none" style:text-line-through-type="none" style:font-name="Calibri" fo:font-size="11pt" fo:font-style="normal" style:text-underline-style="none" officeooo:rsid="002ead37" style:font-size-asian="11pt" style:font-style-asian="normal"/>
    </style:style>
    <style:style style:name="T40" style:family="text">
      <style:text-properties fo:color="#000000" style:text-line-through-style="none" style:text-line-through-type="none" style:font-name="Calibri" fo:font-size="11pt" fo:font-style="normal" style:text-underline-style="none" officeooo:rsid="002ead37" style:font-size-asian="11pt" style:font-style-asian="normal" style:font-style-complex="normal"/>
    </style:style>
    <style:style style:name="T41" style:family="text">
      <style:text-properties fo:color="#000000" style:text-line-through-style="none" style:text-line-through-type="none" style:font-name="Calibri" fo:font-size="11pt" fo:font-style="normal" style:text-underline-style="none" officeooo:rsid="0030603a" style:font-size-asian="11pt" style:font-style-asian="normal"/>
    </style:style>
    <style:style style:name="T42" style:family="text">
      <style:text-properties fo:color="#000000" style:text-line-through-style="none" style:text-line-through-type="none" style:font-name="Calibri" fo:font-size="11pt" fo:font-style="normal" style:text-underline-style="none" officeooo:rsid="0030918d" style:font-size-asian="11pt" style:font-style-asian="normal"/>
    </style:style>
    <style:style style:name="T43" style:family="text">
      <style:text-properties fo:color="#000000" style:text-line-through-style="none" style:text-line-through-type="none" style:font-name="Calibri" fo:font-size="11pt" fo:font-style="normal" style:text-underline-style="none" officeooo:rsid="00311185" style:font-size-asian="11pt" style:font-style-asian="normal"/>
    </style:style>
    <style:style style:name="T44" style:family="text">
      <style:text-properties fo:color="#000000" style:text-line-through-style="none" style:text-line-through-type="none" style:font-name="Calibri" fo:font-size="11pt" fo:font-style="normal" style:text-underline-style="none" officeooo:rsid="0031b8b0" style:font-size-asian="11pt" style:font-style-asian="normal"/>
    </style:style>
    <style:style style:name="T45" style:family="text">
      <style:text-properties fo:color="#000000" style:text-line-through-style="none" style:text-line-through-type="none" style:font-name="Calibri" fo:font-size="11pt" fo:font-style="normal" style:text-underline-style="none" officeooo:rsid="0031e678" style:font-size-asian="11pt" style:font-style-asian="normal"/>
    </style:style>
    <style:style style:name="T46" style:family="text">
      <style:text-properties fo:color="#000000" style:text-line-through-style="none" style:text-line-through-type="none" style:font-name="Calibri" fo:font-size="11pt" fo:font-style="normal" style:text-underline-style="none" officeooo:rsid="00329109" style:font-size-asian="11pt" style:font-style-asian="normal"/>
    </style:style>
    <style:style style:name="T47" style:family="text">
      <style:text-properties fo:color="#000000" style:text-line-through-style="none" style:text-line-through-type="none" style:font-name="Calibri" fo:font-size="11pt" fo:font-style="normal" style:text-underline-style="none" officeooo:rsid="0032c3b0" style:font-size-asian="11pt" style:font-style-asian="normal"/>
    </style:style>
    <style:style style:name="T48" style:family="text">
      <style:text-properties fo:color="#000000" style:text-line-through-style="none" style:text-line-through-type="none" style:font-name="Calibri" fo:font-size="11pt" fo:font-style="normal" style:text-underline-style="none" officeooo:rsid="00337261" style:font-size-asian="11pt" style:font-style-asian="normal"/>
    </style:style>
    <style:style style:name="T49" style:family="text">
      <style:text-properties fo:color="#000000" style:text-line-through-style="none" style:text-line-through-type="none" style:font-name="Calibri" fo:font-size="11pt" fo:font-style="normal" style:text-underline-style="none" officeooo:rsid="0033d8fa" style:font-size-asian="11pt" style:font-style-asian="normal"/>
    </style:style>
    <style:style style:name="T50" style:family="text">
      <style:text-properties fo:color="#000000" style:text-line-through-style="none" style:text-line-through-type="none" style:font-name="Calibri" fo:font-size="11pt" fo:font-style="normal" style:text-underline-style="none" officeooo:rsid="0035d10a" style:font-size-asian="11pt" style:font-style-asian="normal"/>
    </style:style>
    <style:style style:name="T51" style:family="text">
      <style:text-properties fo:color="#000000" style:text-line-through-style="none" style:text-line-through-type="none" style:font-name="Calibri" fo:font-size="11pt" fo:font-style="normal" style:text-underline-style="none" officeooo:rsid="00367146" style:font-size-asian="11pt" style:font-style-asian="normal"/>
    </style:style>
    <style:style style:name="T52" style:family="text">
      <style:text-properties fo:color="#000000" style:text-line-through-style="none" style:text-line-through-type="none" style:font-name="Calibri" fo:font-size="11pt" fo:font-style="normal" style:text-underline-style="none" officeooo:rsid="0038227d" style:font-size-asian="11pt" style:font-style-asian="normal"/>
    </style:style>
    <style:style style:name="T53" style:family="text">
      <style:text-properties fo:color="#000000" style:text-line-through-style="none" style:text-line-through-type="none" style:font-name="Calibri" fo:font-size="11pt" fo:font-style="normal" style:text-underline-style="none" officeooo:rsid="00427cf4" style:font-size-asian="11pt" style:font-style-asian="normal"/>
    </style:style>
    <style:style style:name="T54" style:family="text">
      <style:text-properties fo:color="#000000" style:text-line-through-style="none" style:text-line-through-type="none" style:font-name="Calibri" fo:font-size="11pt" fo:font-style="normal" style:text-underline-style="none" officeooo:rsid="00443f08" style:font-size-asian="11pt" style:font-style-asian="normal"/>
    </style:style>
    <style:style style:name="T55" style:family="text">
      <style:text-properties fo:color="#000000" style:text-line-through-style="none" style:text-line-through-type="none" style:font-name="Calibri" fo:font-size="11pt" fo:font-style="normal" style:text-underline-style="none" officeooo:rsid="0044f4e7" style:font-size-asian="11pt" style:font-style-asian="normal"/>
    </style:style>
    <style:style style:name="T56" style:family="text">
      <style:text-properties fo:color="#000000" style:text-line-through-style="none" style:text-line-through-type="none" style:font-name="Calibri" fo:font-size="11pt" fo:font-style="normal" style:text-underline-style="none" officeooo:rsid="0045bf37" style:font-size-asian="11pt" style:font-style-asian="normal"/>
    </style:style>
    <style:style style:name="T57" style:family="text">
      <style:text-properties fo:color="#000000" style:text-line-through-style="none" style:text-line-through-type="none" style:font-name="Calibri" fo:font-size="11pt" fo:font-style="normal" style:text-underline-style="none" officeooo:rsid="00461728" style:font-size-asian="11pt" style:font-style-asian="normal"/>
    </style:style>
    <style:style style:name="T58" style:family="text">
      <style:text-properties fo:color="#000000" style:text-line-through-style="none" style:text-line-through-type="none" style:font-name="Calibri" fo:font-size="11pt" fo:font-style="normal" style:text-underline-style="none" officeooo:rsid="0048b81f" style:font-size-asian="11pt" style:font-style-asian="normal"/>
    </style:style>
    <style:style style:name="T59" style:family="text">
      <style:text-properties fo:color="#000000" style:text-line-through-style="none" style:text-line-through-type="none" style:font-name="Calibri" fo:font-size="11pt" fo:font-style="normal" style:text-underline-style="none" officeooo:rsid="004b74cc" style:font-size-asian="11pt" style:font-style-asian="normal"/>
    </style:style>
    <style:style style:name="T60" style:family="text">
      <style:text-properties fo:color="#000000" style:text-line-through-style="none" style:text-line-through-type="none" style:font-name="Calibri" fo:font-size="11pt" fo:font-style="normal" style:text-underline-style="none" officeooo:rsid="004ec970" style:font-size-asian="11pt" style:font-style-asian="normal"/>
    </style:style>
    <style:style style:name="T61" style:family="text">
      <style:text-properties fo:color="#000000" style:text-line-through-style="none" style:text-line-through-type="none" style:font-name="Calibri" fo:font-size="11pt" fo:font-style="normal" style:text-underline-style="none" officeooo:rsid="004faaa3" style:font-size-asian="11pt" style:font-style-asian="normal"/>
    </style:style>
    <style:style style:name="T62" style:family="text">
      <style:text-properties fo:color="#000000" style:text-line-through-style="none" style:text-line-through-type="none" style:font-name="Calibri" fo:font-size="11pt" fo:font-style="normal" style:text-underline-style="none" officeooo:rsid="004fd5a8" style:font-size-asian="11pt" style:font-style-asian="normal"/>
    </style:style>
    <style:style style:name="T63" style:family="text">
      <style:text-properties fo:color="#000000" style:text-line-through-style="none" style:text-line-through-type="none" style:font-name="Calibri" fo:font-size="11pt" fo:font-style="normal" style:text-underline-style="none" officeooo:rsid="004fff7d" style:font-size-asian="11pt" style:font-style-asian="normal"/>
    </style:style>
    <style:style style:name="T64" style:family="text">
      <style:text-properties fo:color="#000000" style:text-line-through-style="none" style:text-line-through-type="none" style:font-name="Calibri" fo:font-size="11pt" fo:font-style="normal" style:text-underline-style="none" officeooo:rsid="0050071d" style:font-size-asian="11pt" style:font-style-asian="normal"/>
    </style:style>
    <style:style style:name="T65" style:family="text">
      <style:text-properties fo:color="#000000" style:text-line-through-style="none" style:text-line-through-type="none" style:font-name="Calibri" fo:font-size="11pt" fo:font-style="normal" style:text-underline-style="none" officeooo:rsid="00531c96" style:font-size-asian="11pt" style:font-style-asian="normal"/>
    </style:style>
    <style:style style:name="T66" style:family="text">
      <style:text-properties fo:color="#000000" style:text-line-through-style="none" style:text-line-through-type="none" style:font-name="Calibri" fo:font-size="11pt" fo:font-style="normal" style:text-underline-style="none" officeooo:rsid="0056ba77" style:font-size-asian="11pt" style:font-style-asian="normal"/>
    </style:style>
    <style:style style:name="T67" style:family="text">
      <style:text-properties fo:color="#000000" style:text-line-through-style="none" style:text-line-through-type="none" style:font-name="Calibri" fo:font-size="11pt" fo:font-style="normal" style:text-underline-style="none" officeooo:rsid="00581c80" style:font-size-asian="11pt" style:font-style-asian="normal"/>
    </style:style>
    <style:style style:name="T68" style:family="text">
      <style:text-properties fo:color="#000000" style:text-line-through-style="none" style:text-line-through-type="none" style:font-name="Calibri" fo:font-size="11pt" fo:font-style="normal" style:text-underline-style="none" officeooo:rsid="00591273" style:font-size-asian="11pt" style:font-style-asian="normal"/>
    </style:style>
    <style:style style:name="T69" style:family="text">
      <style:text-properties fo:color="#000000" style:text-line-through-style="none" style:text-line-through-type="none" style:font-name="Calibri" fo:font-size="11pt" fo:font-style="normal" style:text-underline-style="none" officeooo:rsid="005ee3cf" style:font-size-asian="11pt" style:font-style-asian="normal"/>
    </style:style>
    <style:style style:name="T70" style:family="text">
      <style:text-properties fo:color="#000000" style:text-line-through-style="none" style:text-line-through-type="none" style:font-name="Calibri" fo:font-size="11pt" fo:font-style="normal" style:text-underline-style="none" officeooo:rsid="006277bb" style:font-size-asian="11pt" style:font-style-asian="normal"/>
    </style:style>
    <style:style style:name="T71" style:family="text">
      <style:text-properties fo:color="#000000" style:text-line-through-style="none" style:text-line-through-type="none" style:font-name="Calibri" fo:font-size="11pt" fo:font-style="normal" style:text-underline-style="none" officeooo:rsid="00662db4" style:font-size-asian="11pt" style:font-style-asian="normal"/>
    </style:style>
    <style:style style:name="T72" style:family="text">
      <style:text-properties fo:color="#000000" style:text-line-through-style="none" style:text-line-through-type="none" style:font-name="Calibri" fo:font-size="11pt" fo:font-style="normal" style:text-underline-style="none" officeooo:rsid="006702f2" style:font-size-asian="11pt" style:font-style-asian="normal"/>
    </style:style>
    <style:style style:name="T73" style:family="text">
      <style:text-properties fo:color="#000000" style:text-line-through-style="none" style:text-line-through-type="none" style:font-name="Calibri" fo:font-size="11pt" fo:font-style="normal" style:text-underline-style="none" officeooo:rsid="006805dd" style:font-size-asian="11pt" style:font-style-asian="normal"/>
    </style:style>
    <style:style style:name="T74" style:family="text">
      <style:text-properties fo:color="#000000" style:text-line-through-style="none" style:text-line-through-type="none" style:font-name="Calibri" fo:font-size="11pt" fo:font-style="normal" style:text-underline-style="none" officeooo:rsid="006aabe1" style:font-size-asian="11pt" style:font-style-asian="normal"/>
    </style:style>
    <style:style style:name="T75" style:family="text">
      <style:text-properties fo:color="#000000" style:text-line-through-style="none" style:text-line-through-type="none" style:font-name="Calibri" fo:font-size="11pt" fo:font-style="normal" style:text-underline-style="none" officeooo:rsid="006b098b" style:font-size-asian="11pt" style:font-style-asian="normal"/>
    </style:style>
    <style:style style:name="T76" style:family="text">
      <style:text-properties fo:color="#000000" style:text-line-through-style="none" style:text-line-through-type="none" style:font-name="Calibri" fo:font-size="11pt" fo:font-style="normal" style:text-underline-style="none" fo:font-weight="bold" officeooo:rsid="00337261" style:font-size-asian="11pt" style:font-style-asian="normal" style:font-weight-asian="bold" style:font-weight-complex="bold"/>
    </style:style>
    <style:style style:name="T77" style:family="text">
      <style:text-properties fo:color="#000000" style:text-line-through-style="none" style:text-line-through-type="none" style:font-name="Calibri" fo:font-size="11pt" fo:font-style="normal" style:text-underline-style="none" fo:font-weight="normal" officeooo:rsid="00337261" style:font-size-asian="11pt" style:font-style-asian="normal" style:font-weight-asian="normal" style:font-weight-complex="normal"/>
    </style:style>
    <style:style style:name="T78" style:family="text">
      <style:text-properties fo:color="#000000" style:text-line-through-style="none" style:text-line-through-type="none" style:font-name="Calibri" fo:font-size="11pt" fo:font-style="normal" style:text-underline-style="none" fo:font-weight="normal" officeooo:rsid="00504789" style:font-size-asian="11pt" style:font-style-asian="normal" style:font-weight-asian="normal" style:font-weight-complex="normal"/>
    </style:style>
    <style:style style:name="T79" style:family="text">
      <style:text-properties fo:color="#000000" style:text-line-through-style="none" style:text-line-through-type="none" style:font-name="Calibri" fo:font-size="7pt" fo:font-style="normal" style:text-underline-style="none" style:font-size-asian="7pt" style:font-style-asian="normal"/>
    </style:style>
    <style:style style:name="T80" style:family="text">
      <style:text-properties officeooo:rsid="00311185"/>
    </style:style>
    <style:style style:name="T81"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tyle-asian="normal"/>
    </style:style>
    <style:style style:name="T82" style:family="text">
      <style:text-properties fo:font-variant="normal" fo:text-transform="none" fo:color="#000000" style:text-line-through-style="none" style:text-line-through-type="none" style:font-name="Calibri" fo:font-size="11pt" fo:font-style="normal" style:text-underline-style="none" fo:font-weight="normal" officeooo:rsid="00311185" style:text-blinking="false" fo:background-color="transparent" loext:char-shading-value="0" style:font-size-asian="11pt" style:font-style-asian="normal"/>
    </style:style>
    <style:style style:name="T8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4" style:family="text">
      <style:text-properties fo:font-variant="normal" fo:text-transform="none" fo:color="#000000" style:text-line-through-style="none" style:text-line-through-type="none" style:font-name="Arial" fo:font-size="11pt" fo:font-style="normal" style:text-underline-style="none" fo:font-weight="normal" officeooo:rsid="00311185" style:text-blinking="false" fo:background-color="transparent" loext:char-shading-value="0"/>
    </style:style>
    <style:style style:name="T85" style:family="text">
      <style:text-properties officeooo:rsid="003ff25a"/>
    </style:style>
    <style:style style:name="T86" style:family="text">
      <style:text-properties officeooo:rsid="00427cf4"/>
    </style:style>
    <style:style style:name="T87" style:family="text">
      <style:text-properties officeooo:rsid="00531c96"/>
    </style:style>
    <style:style style:name="T88" style:family="text">
      <style:text-properties officeooo:rsid="00591273"/>
    </style:style>
    <style:style style:name="T89" style:family="text">
      <style:text-properties fo:color="#ce181e"/>
    </style:style>
    <style:style style:name="T90" style:family="text">
      <style:text-properties fo:color="#ce181e" style:text-line-through-style="none" style:text-line-through-type="none" style:font-name="Calibri" fo:font-size="11pt" fo:font-style="normal" style:text-underline-style="none" style:font-size-asian="11pt" style:font-style-asian="normal"/>
    </style:style>
    <style:style style:name="T91" style:family="text">
      <style:text-properties fo:color="#ce181e" officeooo:rsid="005ee3cf"/>
    </style:style>
    <style:style style:name="T92" style:family="text">
      <style:text-properties officeooo:rsid="005ee3cf"/>
    </style:style>
    <style:style style:name="T93" style:family="text">
      <style:text-properties officeooo:rsid="006277bb"/>
    </style:style>
    <style:style style:name="T94" style:family="text">
      <style:text-properties officeooo:rsid="0064cf14"/>
    </style:style>
    <style:style style:name="T95" style:family="text">
      <style:text-properties officeooo:rsid="006aab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ublic Musicology Talk </text:p>
      <text:p text:style-name="P3">David John Baker</text:p>
      <text:p text:style-name="P3">Who Counts as a Musician?</text:p>
      <text:p text:style-name="P70">WATER!!!!!!</text:p>
      <text:p text:style-name="P24"><text:span text:style-name="T2">[</text:span><text:span text:style-name="T1">SLIDE – GO TO BLANK ]</text:span></text:p>
      <text:p text:style-name="P5"><text:span text:style-name="T1">Musicianship </text:span><text:span text:style-name="T3">could be </text:span><text:span text:style-name="T1">broadly defined </text:span><text:span text:style-name="T3">as</text:span><text:span text:style-name="T1"> the extent to which an individual possesses traits associated with being musical. </text:span></text:p>
      <text:p text:style-name="P64"><text:span text:style-name="T1">While that might seem like a loose and possibly tautological definition, the concept of musicianship </text:span><text:span text:style-name="T6">is </text:span><text:span text:style-name="T1">hard to define. </text:span><text:span text:style-name="T8">Often</text:span><text:span text:style-name="T1"> the title of musician often refers to </text:span><text:span text:style-name="T5">how adept someone is in a</text:span><text:span text:style-name="T1"> performative context. </text:span><text:span text:style-name="T4">As seen here [ SLIDE – GOOGLE IMAGES ] , searching the word ‘musician</text:span><text:span text:style-name="T10">s</text:span><text:span text:style-name="T4">’ on </text:span><text:span text:style-name="T6">G</text:span><text:span text:style-name="T4">oogle last week brought forth a collection of image</text:span><text:span text:style-name="T6">s </text:span><text:span text:style-name="T9">demonstrating this</text:span><text:span text:style-name="T4">. </text:span><text:span text:style-name="T9">W</text:span><text:span text:style-name="T4">e see groups of individuals </text:span><text:span text:style-name="T5">facing forward, ready to create some sort of musical experience for their audiences; the kinds of </text:span><text:span text:style-name="T7">images</text:span><text:span text:style-name="T5"> your average person might first think of when they think of “musicians”. <text:s/></text:span><text:span text:style-name="T33">Often</text:span><text:span text:style-name="T17"> p</text:span><text:span text:style-name="T12">eople</text:span><text:span text:style-name="T11"> </text:span><text:span text:style-name="T12">who</text:span><text:span text:style-name="T11"> engage more </text:span><text:span text:style-name="T12">in musical activities and whose livelihood depend on it more</text:span><text:span text:style-name="T11"> are pronounced as “more of a musician” </text:span><text:span text:style-name="T12">or </text:span><text:span text:style-name="T22">are</text:span><text:span text:style-name="T12"> maybe more likely to </text:span><text:span text:style-name="T28">get</text:span><text:span text:style-name="T12"> the title</text:span><text:span text:style-name="T11"> than those who do no</text:span><text:span text:style-name="T12">t. <text:s/>Whether these people </text:span><text:span text:style-name="T16">differ in degree of talent or of</text:span><text:span text:style-name="T12"> category, </text:span><text:span text:style-name="T19">this language</text:span><text:span text:style-name="T12"> </text:span><text:span text:style-name="T16">still </text:span><text:span text:style-name="T12">implies some sort of implicit </text:span><text:span text:style-name="T20">logical </text:span><text:span text:style-name="T12">comparison</text:span><text:span text:style-name="T11">. </text:span></text:p>
      <text:p text:style-name="P33">[SLIDE – ZOOM IN ON METAL BAND ]</text:p>
      <text:p text:style-name="P33">Is the drummer in the band here somewhat less musical than the guitar player since they are not actively manipulating pitch? Or said another way, in terms of a null hypothesis – is each member of this band <text:span text:style-name="T85">equally likely to be the same level of musical</text:span>?</text:p>
      <text:p text:style-name="P24"><text:span text:style-name="T12">[</text:span><text:span text:style-name="T11">SLIDE – </text:span><text:span text:style-name="T14">DEFAULT</text:span><text:span text:style-name="T11">]</text:span></text:p>
      <text:p text:style-name="P6"><text:span text:style-name="T21">S</text:span><text:span text:style-name="T13">peaking to a room of music academics, most people here would be quick to point out that forming questions like these are somewhat uninformed and that the earlier idea of musicianship I put forward</text:span><text:span text:style-name="T11"> is by no means a cultural universal. </text:span><text:span text:style-name="T18">T</text:span><text:span text:style-name="T11">his notion of performative musical culture is relatively new in Western </text:span><text:span text:style-name="T23">c</text:span><text:span text:style-name="T24">ulture</text:span><text:span text:style-name="T11"> </text:span><text:span text:style-name="T14">and that given the algorithmic biases in Google’s search engines, a random search on my computer with the term “musician</text:span><text:span text:style-name="T25">s</text:span><text:span text:style-name="T14">” most defiantly should not serve as a random, representative sample of the many ways one could </text:span><text:soft-page-break/><text:span text:style-name="T14">be a musician</text:span><text:span text:style-name="T11">. </text:span><text:span text:style-name="T19">As many of us may have learned in our first ethnomusicology class</text:span><text:span text:style-name="T14">, </text:span><text:span text:style-name="T19">many</text:span><text:span text:style-name="T11"> cultures do not share the same concept of “musician-as-profession” that </text:span><text:span text:style-name="T19">some</text:span><text:span text:style-name="T14"> </text:span><text:span text:style-name="T11">Westerners do.</text:span></text:p>
      <text:p text:style-name="P34">[SLIDE TO JOHN BLACKING]</text:p>
      <text:p text:style-name="P7"><text:span text:style-name="T19">The ideas of</text:span><text:span text:style-name="T14"> sound-as-art </text:span><text:span text:style-name="T19">and ideas of</text:span><text:span text:style-name="T14"> not divorcing the aural element of music from the </text:span><text:span text:style-name="T15">participatory</text:span><text:span text:style-name="T14"> or dance element</text:span><text:span text:style-name="T19">s</text:span><text:span text:style-name="T14"> </text:span><text:span text:style-name="T19">hopefully has lead most with Bachelor’s of Musics to a more nuanced view of</text:span><text:span text:style-name="T15"> musicality. </text:span><text:span text:style-name="T19">Hopefully these types of discussions have given most people the mental tools needed to see how illogical it is to draw some sort of</text:span><text:span text:style-name="T36"> arbitrary line within </text:span><text:span text:style-name="T35">any musical culture</text:span><text:span text:style-name="T36"> and assert that some individuals are musicians and others are not based on </text:span><text:span text:style-name="T53">culturally imposed</text:span><text:span text:style-name="T36"> values. </text:span></text:p>
      <text:p text:style-name="P25"><text:span text:style-name="T36">[</text:span><text:span text:style-name="T34">SLIDE – DEFAULT] </text:span></text:p>
      <text:p text:style-name="P7"><text:span text:style-name="T35">In many ways the conversation could end here and the idea of “Who gets to count as a musician?” has been answered – and that answer is: it depends. It depends on the culture and the context, it depends who is asking the question, and for what reasons. For most intents and purposes, it is a poorly formed question. But I still have 15 minutes devoted to trying to answer it. The problem is that there </text:span><text:span text:style-name="T29">is</text:span><text:span text:style-name="T35"> one area of research that is </text:span><text:span text:style-name="T34">dependent on the ability to measure musicianship </text:span><text:span text:style-name="T35">in a “concrete” way. </text:span><text:span text:style-name="T53">That</text:span><text:span text:style-name="T35"> </text:span><text:span text:style-name="T34">is music psychology. From a </text:span><text:span text:style-name="T75">scientific standpoint</text:span><text:span text:style-name="T34">, the extent to which an individual possess traits associated with being musical needs to be operationalized in order for questions about musicality to be moved from </text:span><text:span text:style-name="T53">a comparative discussion</text:span><text:span text:style-name="T34"> to a place where questions are now demarcated, and thus falsifiable.. Only once this operationalization has been made </text:span><text:span text:style-name="T37">and musicianship has been clearly defined </text:span><text:span text:style-name="T30">a priori</text:span><text:span text:style-name="T34"> can researchers begin to investigate claims of how </text:span><text:span text:style-name="T37">musicality or musicianship</text:span><text:span text:style-name="T34"> is related to other human behaviors</text:span><text:span text:style-name="T37"> such as </text:span><text:span text:style-name="T53">its</text:span><text:span text:style-name="T37"> relation to memory, social identity, social status, and </text:span><text:span text:style-name="T53">even</text:span><text:span text:style-name="T37"> intelligence. </text:span></text:p>
      <text:p text:style-name="P26"><text:span text:style-name="T37">[</text:span><text:span text:style-name="T34">Slide to Measuring Musicianship Header]</text:span></text:p>
      <text:p text:style-name="P8"><text:span text:style-name="T34">Attempting to measure musicianship is by no means a recent endeavor. Almost one century ago Carl Seashore first published his Tests of Musical Ability in 1919, thus marking the first attempt to use psychometric tools to asses musicianship </text:span><text:span text:style-name="T38">and wrote about psychometrics and music even before that</text:span><text:span text:style-name="T34">. </text:span></text:p>
      <text:p text:style-name="P35"><text:soft-page-break/>[ SLIDE to SEASHORE] </text:p>
      <text:p text:style-name="P27"><text:span text:style-name="T34">On the slide here I have the opening of his 1915 book “The Measurement of Musical Talent” where he notes in the beginning of his text </text:span><text:span text:style-name="T39">at the second paragraph</text:span><text:span text:style-name="T34">:</text:span></text:p>
      <text:p text:style-name="P69"><text:span text:style-name="T34">[SLIDE TEXT]</text:span></text:p>
      <text:p text:style-name="P36"><text:tab/>“Music talent, like all other talent, is a gift of nature-- <text:s/>Inherited, not acquired; in so far as a musician has natural ability in music, <text:span text:style-name="T94">[humorously]</text:span> he has to be born with it. Perhaps natural ability of a high order is not so very rare, for modern psychology has demonstrated that a surprisingly small portion of our talents are allowed to develop and to come to fruitage, and thus has given great reinforcement to the dictum that many men “die with all their music in them”.</text:p>
      <text:p text:style-name="P39">[ SLIDE TO ONION ]</text:p>
      <text:p text:style-name="P27"><text:span text:style-name="T34"><text:s/></text:span><text:span text:style-name="T39">When read aloud today as a serious psychological science, the passage resembles one of my favorite Onion articles that scratches at the same sentiment-- namely that talent, especially musical talent is thought of as some sort of latent ability that you either have or you do not. </text:span></text:p>
      <text:p text:style-name="P37">Moving back to Seashore in that same paragraph he later goes on to say</text:p>
      <text:p text:style-name="P37">[SLIDE TO SEASHORE]</text:p>
      <text:p text:style-name="P37">“From the point of view of measurement, the latent power is as tangible as the developed, and is often of greater interest. The measurement of musical capacity, therefore, concerns itself chiefly with inborn psycho-physic and mental capacities as distinguished from skill acquired in training.”</text:p>
      <text:p text:style-name="P37">It is important to note that in both of these examples, and the common notions of musicality mentioned earlier depend on a mental model where individuals have some sort of latent trait, in this case musicianship, that is assumed to be within the individual. If this then is our mental model of musicality, how do we begin t<text:span text:style-name="T86">o better understand it</text:span>? </text:p>
      <text:p text:style-name="P9"><text:span text:style-name="T39">Returning again to Seashore, his logic was that a person who was </text:span><text:span text:style-name="T31">more</text:span><text:span text:style-name="T40"> musical should be able to do better on than </text:span><text:span text:style-name="T31">less</text:span><text:span text:style-name="T40"> musical people on musical tasks. The test that Seashore developed</text:span><text:span text:style-name="T34"> consisted of </text:span><text:span text:style-name="T54">six</text:span><text:span text:style-name="T34"> different </text:span><text:soft-page-break/><text:span text:style-name="T34">submodules measuring perceptual abilities ranging from psychoacoustics </text:span><text:span text:style-name="T55">to</text:span><text:span text:style-name="T34"> memory for melody. Inherent in its design were many of the performative, Western assumptions mentioned before, namely that one’s listening and perceptual ability </text:span><text:span text:style-name="T55">reflected the same concept AND</text:span><text:span text:style-name="T34"> could be used as a proxy for that individual’s </text:span><text:span text:style-name="T55">future in music</text:span><text:span text:style-name="T34">. </text:span></text:p>
      <text:p text:style-name="P38">[SLIDE TO SCIENTIFIC AMERICAN] </text:p>
      <text:p text:style-name="P9"><text:span text:style-name="T34">Following up on Seashore’s initial publication, the </text:span><text:span text:style-name="T39">magazine</text:span><text:span text:style-name="T34"> Scientific American even ran an article </text:span><text:span text:style-name="T39">titled “Are you a Musician?”</text:span><text:span text:style-name="T34"> about the test in 192</text:span><text:span text:style-name="T70">2</text:span><text:span text:style-name="T34">. </text:span><text:span text:style-name="T39">Here is a clipping from that article where </text:span><text:span text:style-name="T56">he</text:span><text:span text:style-name="T39"> can be seen sitting next to one of the contraptions he used to asses how musical you were </text:span><text:span text:style-name="T56">by l</text:span><text:span text:style-name="T41">istening to something that sounded a bit like this </text:span><text:span text:style-name="T56">and deciding if the pitches go up or down</text:span><text:span text:style-name="T41">:</text:span></text:p>
      <text:p text:style-name="P40">[SLIDE TO LP, PLAY]</text:p>
      <text:p text:style-name="P12"><text:span text:style-name="T56">They get a bit harder than that, so don’t get too excited if you got them all. </text:span><text:span text:style-name="T41">According to the 1923 article, after taking a test like this Seashore was supposedly</text:span><text:span text:style-name="T34"> able to correctly identify </text:span><text:span text:style-name="T42">specific musical talent.</text:span></text:p>
      <text:p text:style-name="P41">[SLIDE TO IOWA]</text:p>
      <text:p text:style-name="P43"><text:s/>The article notes that (starting here, point) </text:p>
      <text:p text:style-name="P42">“One boy, whose father wished him to be trained in business in a small Iowa town, was obsessed with the desire to become a violinist. His father agreed to let the decision rest with Seashore as to which course was to be followed. The boy, now twenty years old, is giving a series of violin recitals throughout the country and is being sent next year to Europe for further training. He has been hailed by critics as the “Iowa Kreisler.” He came within an inch of being just another Iowa hardware merchant.” </text:p>
      <text:p text:style-name="P42">[ SLIDE DEFAULT ]</text:p>
      <text:p text:style-name="P28"><text:span text:style-name="T34">Since then the field of music and psychometrics </text:span><text:span text:style-name="T66">has </text:span><text:span text:style-name="T34">haphazardly lurched forward, as most scientific research does. </text:span><text:span text:style-name="T57">The test was used here and there and praised by some as</text:span><text:span text:style-name="T34"> <text:s/>“</text:span><text:span text:style-name="T43">outstandingly</text:span><text:span text:style-name="T34"> the most important battery of test in the field of music.” according to James Mursell who was quoted in </text:span></text:p>
      <text:p text:style-name="P29"><text:span text:style-name="T34">This <text:s/>article from 1944 </text:span><text:span text:style-name="T57"><text:s/></text:span></text:p>
      <text:p text:style-name="P58"><text:soft-page-break/>[SYNTHETIC SLIDE]</text:p>
      <text:p text:style-name="P29"><text:span text:style-name="T34"><text:s/>**</text:span><text:span text:style-name="T43">While there <text:s/>may have been other articles I could have chosen to share, this one was too good not to use.**</text:span></text:p>
      <text:p text:style-name="P44">The article concludes that: </text:p>
      <text:p text:style-name="P30">[SYNTHETIC II]</text:p>
      <text:p text:style-name="P30">“A marihuana like synthetic appears to improve an individual’s subjective impression of his own musical ability, rather than the ability per se as measured by the Seashore test.”</text:p>
      <text:p text:style-name="P30">[SLIDE DEFAULT]</text:p>
      <text:p text:style-name="P11"><text:span text:style-name="T80">Importantly here we see that there is some sort of attempt to operationalize musicality and then to test it against some sort of behavioral measure. <text:s/>This tradition of psychometrics and music continued through the</text:span><text:span text:style-name="T34"> 20 </text:span><text:span text:style-name="T69">and 21st</text:span><text:span text:style-name="T79"> </text:span><text:span text:style-name="T34">century </text:span><text:span text:style-name="T43">and</text:span><text:span text:style-name="T34"> many other researchers have attempted this </text:span><text:span text:style-name="T43">refine the</text:span><text:span text:style-name="T34"> task of measuring musicianship. </text:span><text:span text:style-name="T43">B</text:span><text:span text:style-name="T34">rief histories of psychometrics </text:span><text:span text:style-name="T43">and music</text:span><text:span text:style-name="T34"> can be found in the litany of tests that have arisen since Seashore’s. Since then there have been </text:span><text:bookmark text:name="docs-internal-guid-b8582447-b527-bf55-fa92-40efe1fdd6f0"/><text:span text:style-name="T43">t</text:span><text:span text:style-name="T81">he</text:span></text:p>
      <text:p text:style-name="P55">[ CLICK ON EVERY NAME ] </text:p>
      <text:p text:style-name="P11"><text:span text:style-name="T81"><text:s/>Musical Ear Test, the Profile of Music Perception Skills or the PROMS, the Ollen Musical Sophistication Index, the Bentley Test of Musical Ability, Gordon’s Advanced Measures of Musical Audiation, the Wing Standardized Tests of Musical Intelligence, </text:span><text:span text:style-name="T82">the Goldsmiths </text:span><text:span text:style-name="T83">Musical Sophistication Index </text:span><text:span text:style-name="T84">or Gold-MSI, as well as the MUSEBAQ to name a few</text:span><text:span text:style-name="T34">. </text:span><text:span text:style-name="T43">It is important to note that </text:span><text:span text:style-name="T58">e</text:span><text:span text:style-name="T34">ach of these tests has taken a different approach to attempting to measure musicianship </text:span><text:span text:style-name="T43">or in some cases musical sophistication, each with their own intentions in mind </text:span><text:span text:style-name="T34">. </text:span></text:p>
      <text:p text:style-name="P10"><text:span text:style-name="T34">For example, the PROMS is a perceptual test music like the Musical Ear Test or Seashore’s that uses objective measures of ability based on memory tasks, the Ollen Musical Sophistication Index </text:span><text:span text:style-name="T59">uses self report </text:span><text:span text:style-name="T34">which again gives some sort of quantitative output that is meant to be used a proxy for musicality, but lacks any sort of perceptual objective data </text:span><text:span text:style-name="T59">and the</text:span><text:span text:style-name="T44"> </text:span><text:span text:style-name="T34">Gold-MSI uses both self-report and objective tests in order to give the individual a multitude of scores relating the multitude of aspects the tool purports to measure. </text:span><text:span text:style-name="T59">With e</text:span><text:span text:style-name="T34">ach of </text:span><text:soft-page-break/><text:span text:style-name="T34">these tools, the output is a continuous variable implying that each trait measured is conceptualized at the level of measurement as being on a continuum rather than a dichotomous variable as is often reflected in the colloquial language used to talk about musicianship. </text:span></text:p>
      <text:p text:style-name="P45">[SLIDE DEFAULT] </text:p>
      <text:p text:style-name="P13"><text:span text:style-name="T34">Despite this </text:span><text:span text:style-name="T59">variety and </text:span><text:span text:style-name="T34">granularity of measurement, researchers often revert back to the colloquial conception </text:span><text:span text:style-name="T44">musicianship and split</text:span><text:span text:style-name="T34"> individuals into two groups based on some sort of arbitrary </text:span><text:span text:style-name="T44">cutoff</text:span><text:span text:style-name="T34">. The most recent and possibly clearest example of this is the recent meta-</text:span><text:span text:style-name="T72">analysis</text:span><text:span text:style-name="T34"> looking at musicians and memory published by Talamini and colleagues in 2017.</text:span></text:p>
      <text:p text:style-name="P46">[TALAMINI SLIDE] <text:span text:style-name="T95">PAUSE</text:span></text:p>
      <text:p text:style-name="P23"><text:span text:style-name="T45">This study </text:span><text:span text:style-name="T74">[SLIDE]</text:span><text:span text:style-name="T34"> used the amount of years </text:span><text:span text:style-name="T74">[SLIDE]</text:span><text:span text:style-name="T34"> that an individual engaged in University level music education at the undergraduate level as the cutoff to decide who qualified as a musician and who did not. </text:span></text:p>
      <text:p text:style-name="P57"><text:span text:style-name="T45"/></text:p>
      <text:p text:style-name="P23"><text:span text:style-name="T45">Generally speaking they claimed that </text:span><text:span text:style-name="T34"><text:s/>musicians outperformed their non-musician counterparts on all measures of memory, implying musical training might have something to do with this.</text:span></text:p>
      <text:p text:style-name="P47">Additionally near the end of their paper they noted that </text:p>
      <text:p text:style-name="P47">[SLIDE END TALAMINI QUOTE]</text:p>
      <text:p text:style-name="P14"><text:span text:style-name="T45">there is </text:span><text:span text:style-name="T75">[SLIDE]</text:span><text:span text:style-name="T45"> </text:span><text:span text:style-name="T75">no standard</text:span><text:span text:style-name="T45"> in the music </text:span><text:span text:style-name="T59">psychology</text:span><text:span text:style-name="T45"> community as how to report musical training and that other factors like general intelligence </text:span><text:span text:style-name="T75">[SLIDE]</text:span><text:span text:style-name="T45">, socioeconomic income, and selection bias will play a huge role in how these numbers fall. Additionally research like this might be </text:span><text:span text:style-name="T34">conflating the direction of causality and may actually be reflecting the fact that smarter people tend to do music, a finding with a fair amount of support from a recent line of papers from the lab of Glenn Schellenberg most recently Swaminithan, 2017 </text:span></text:p>
      <text:p text:style-name="P31"><text:span text:style-name="T45">[</text:span><text:span text:style-name="T34">SLIDE SWAMNINATHAN]</text:span></text:p>
      <text:p text:style-name="P14"><text:span text:style-name="T45">a paper that was published just a few weeks after the Talamini et. Al paper</text:span><text:span text:style-name="T34">.</text:span></text:p>
      <text:p text:style-name="P47">[SLIDE DEFAULT]</text:p>
      <text:p text:style-name="P4"><text:soft-page-break/><text:span text:style-name="T34">While all of these studies used in conjunction with one another seem to paint some sort of picture that musicianship is often associated with higher cognitive ability, the underlying assumption </text:span><text:span text:style-name="T45">in a lot of this work </text:span><text:span text:style-name="T34">is that musicianship itself is driving the phenomena. </text:span><text:span text:style-name="T45">I argue that t</text:span><text:span text:style-name="T34">his logic is flawed </text:span><text:span text:style-name="T45">due to the fact that</text:span><text:span text:style-name="T34"> musicianship </text:span><text:span text:style-name="T45">(or musical training loosely defined here) </text:span><text:span text:style-name="T34">is both a mathematical and cultural construct that does not even make sense to use to describe what is </text:span><text:span text:style-name="T27">causing</text:span><text:span text:style-name="T34"> a person to perform better at the tasks that these tests measure. </text:span><text:span text:style-name="T45">This is important to talk about since how we define and model “musicianship” or has a huge impact on the conclusions of the studies that are run in music psychology. </text:span><text:span text:style-name="T34"><text:s/></text:span></text:p>
      <text:p text:style-name="P47">Going deeper into this problem and returning to the idea that it is musicianship that we are measuring and musicianship that is presumably driving some of these effects, would it then make sense to talk about musicianship as the driving force behind these behaviors? </text:p>
      <text:p text:style-name="P62">[SLIDE PROCESS OVERLAP THEORY]</text:p>
      <text:p text:style-name="P15"><text:span text:style-name="T34">Borrowing logic from a recent article in the field of cognitive psychology </text:span><text:span text:style-name="T46">by Kristof Kovacs and Andrew Conway</text:span><text:span text:style-name="T34">, </text:span><text:span text:style-name="T60">would it really make sense to say </text:span><text:span text:style-name="T73">something along the lines of</text:span><text:span text:style-name="T34"> “Sarah used her musicianship in order to complete the musical memory task”. Musicianship </text:span><text:span text:style-name="T46">in this case </text:span><text:span text:style-name="T34">is not an internal resource that </text:span><text:span text:style-name="T90">Sarah</text:span><text:span text:style-name="T34"> would be drawing from </text:span><text:span text:style-name="T61">like Seashore may have thought</text:span><text:span text:style-name="T34">, but rather a collection of separate, but related abilities used to complete a very specific task related to a very small subset of activities in the entire universe that would comprise all possible musical abilities. </text:span></text:p>
      <text:p text:style-name="P15"><text:span text:style-name="T62">It is much clearer to think about modeling this type of activities as a set of overlapping processes (Side note: they call their idea Process Overlap Theory). Kovacs and Conway</text:span><text:span text:style-name="T34"> make their point using the example of </text:span><text:span text:style-name="T26">g</text:span><text:span text:style-name="T34">, a hypothetical construct </text:span><text:span text:style-name="T46">meant to represent general intelligence and explain</text:span><text:span text:style-name="T34"> the positive manifold in intelligence research. </text:span></text:p>
      <text:p text:style-name="P32"><text:span text:style-name="T46">[</text:span><text:span text:style-name="T34">Postive Manifold and g SLIDE]</text:span></text:p>
      <text:p text:style-name="P20"><text:soft-page-break/><text:span text:style-name="T46">I’m going to take a side step here and talk about theories from intelligence research keeping in mind the mental model used to talk about intelligence will be directly lifted and applied to problems </text:span><text:span text:style-name="T47">I see </text:span><text:span text:style-name="T46">in music psychology. </text:span><text:span text:style-name="T63">By understanding the problems with g, we can better understand the problems with measuring musicality. </text:span></text:p>
      <text:p text:style-name="P50"><text:s/></text:p>
      <text:p text:style-name="P32"><text:span text:style-name="T34">With that </text:span><text:span text:style-name="T48">in mind, let’s proceed. </text:span></text:p>
      <text:p text:style-name="P16"><text:span text:style-name="T34">This idea of the positive manifold is key to understanding the argument. </text:span><text:span text:style-name="T48">If you are unfamiliar with the term, t</text:span><text:span text:style-name="T34">he positive manifold is the idea that if an individual </text:span><text:span text:style-name="T48">does well</text:span><text:span text:style-name="T34"> one mental test, for example a task that requires the ability to mentally rotate an object </text:span></text:p>
      <text:p text:style-name="P51">[SLIDE MENTAL ROTATION]</text:p>
      <text:p text:style-name="P48">, then chances are that the same individual would also do well on a task of general fluid intelligence , general crystalized intelligence, as well as working memory capacity.</text:p>
      <text:p text:style-name="P51">[SLIDE Hierarchical Model of Cognitive] </text:p>
      <text:p text:style-name="P21"><text:span text:style-name="T34">If in an experiment a participant had taken all of these </text:span><text:span text:style-name="T48">tests represented by the square boxes </text:span><text:span text:style-name="T64">[point] </text:span><text:span text:style-name="T34">, </text:span><text:span text:style-name="T64">their scores would be subjected to the</text:span><text:span text:style-name="T34"> statistical technique of factor analysis </text:span><text:span text:style-name="T64">by the analyst </text:span><text:span text:style-name="T34">in order to flush out any sort of </text:span><text:span text:style-name="T64">statistical </text:span><text:span text:style-name="T34">noise and be left with the individual’s </text:span><text:span text:style-name="T26">g </text:span><text:span text:style-name="T34">score. Borrowing again the example initially used by Kovacs and Conway, they note that </text:span><text:span text:style-name="T48">it would not make sense to say using </text:span><text:span text:style-name="T76">THIS</text:span><text:span text:style-name="T77"> </text:span><text:span text:style-name="T78">[POINT] </text:span></text:p>
      <text:p text:style-name="P63">[POT Diagram SLIDE] </text:p>
      <text:p text:style-name="P21"><text:span text:style-name="T77">model</text:span><text:span text:style-name="T34"> “John used his general intelligence to complete the mental rotation task”, but rather “John recruited mental resources required to create an image in his head then rotate it”.</text:span></text:p>
      <text:p text:style-name="P51">[DEFALT SLIDE] </text:p>
      <text:p text:style-name="P65"><text:span text:style-name="T34">Even without </text:span><text:span text:style-name="T48">knowing much about</text:span><text:span text:style-name="T34"> cognitive psychology </text:span><text:span text:style-name="T48">it hopefully makes sense that this model of intelligence and g is not that sustainable</text:span><text:span text:style-name="T34">. Additionally the authors argue that the idea of </text:span><text:span text:style-name="T26">g </text:span><text:span text:style-name="T34">is fallible in that studies examining double dissociations at the behavioral and neurological level do not support the idea of </text:span><text:span text:style-name="T26">g </text:span><text:span text:style-name="T34">as any sort of ontological, causal reality and note that researchers should not confuse the statistically constructed </text:span><text:span text:style-name="T26">g </text:span><text:span text:style-name="T34">as any </text:span><text:soft-page-break/><text:span text:style-name="T34">sort of reality that explains human behavior in a satisfactory way. </text:span><text:span text:style-name="T65">As I stated before, t</text:span><text:span text:style-name="T34">he form of their entire argument can almost be directly lifted with exchanging the idea of </text:span><text:span text:style-name="T26">g </text:span><text:span text:style-name="T34">with musicianship in order to make the same points about the flaws with attempting to measure musicianship.</text:span></text:p>
      <text:p text:style-name="P65"><text:span text:style-name="T48">Take for example the model used here to talk about Musical Sophistication from the Goldsmiths Musical Sophsitcation Index </text:span><text:span text:style-name="T49">which measures </text:span><text:span text:style-name="T32">Not only</text:span><text:span text:style-name="T49"> Musical Sophistication at the </text:span><text:span text:style-name="T68">highest</text:span><text:span text:style-name="T49"> level, but also accounts for variance in five different </text:span><text:span text:style-name="T65">sub scales</text:span><text:span text:style-name="T49"> that are </text:span><text:span text:style-name="T71">distinct</text:span><text:span text:style-name="T49"> to the general level</text:span><text:span text:style-name="T48">. Does </text:span><text:span text:style-name="T49">this</text:span><text:span text:style-name="T48"> look familiar? </text:span></text:p>
      <text:p text:style-name="P52">[GMSI FIGURE 1 SLIDE]</text:p>
      <text:p text:style-name="P17"><text:span text:style-name="T49">If you thought to yourself, why yes it does! You’re right! The math used in both cases is called latent variable modeling and supposes that some sort of trait that we believe to exist like musicality, intelligence, depression, or anxiety can be measured through use of certain behavioral indicators that are indicative to the presence of a latent variable. </text:span><text:span text:style-name="T68">Remember that while these are not apples to apples comparisons, the math used to model them depends on similar data reductive techinques.</text:span><text:span text:style-name="T49"> </text:span><text:span text:style-name="T34">Understanding these problems with measuring musicianship finally leads to </text:span><text:span text:style-name="T49">my claims about</text:span><text:span text:style-name="T34"> </text:span><text:span text:style-name="T67">musicality</text:span><text:span text:style-name="T34"> as: namely that it does not exist. </text:span></text:p>
      <text:p text:style-name="P52">THESIS STATEMENT, SAY IT SLOWLY</text:p>
      <text:p text:style-name="P52">[THESIS SLIDE]</text:p>
      <text:p text:style-name="P17"><text:span text:style-name="T34">Musicianship, just like intelligence, is not ontologically real. </text:span>It is a statistical abstraction, like the weather or the economy, that helps us talk about highly complex underlying processes. </text:p>
      <text:p text:style-name="P17">With respect to music, the separate underlying processes are related in that they enable our musical activities. They are not unified, however, as a monolithic <text:span text:style-name="T87">internal </text:span>resource.</text:p>
      <text:p text:style-name="P52">[SLIDE DEFAULT] – BREAK</text:p>
      <text:p text:style-name="P22"><text:span text:style-name="T34">This definition of music follows some of the initial theoretical claims </text:span><text:span text:style-name="T49">which in turn</text:span><text:span text:style-name="T34"> </text:span><text:span text:style-name="T27">inspired</text:span><text:span text:style-name="T34"> tools like the Gold-MSI. </text:span><text:span text:style-name="T65">Back in 2012 </text:span><text:span text:style-name="T34"><text:s/>Dan Levitin </text:span></text:p>
      <text:p text:style-name="P60">[SLIDE LEVITIN]</text:p>
      <text:p text:style-name="P22"><text:soft-page-break/><text:span text:style-name="T34">argued for a more polymorphic view of musicianship that divorced perceptual and performative abilities. </text:span><text:span text:style-name="T65">This line of thought even extends further back to</text:span><text:span text:style-name="T50"> claims made by Isabelle Peretz and Max Coltheart who in 2003</text:span></text:p>
      <text:p text:style-name="P56"><text:span text:style-name="T50">[</text:span><text:span text:style-name="T34">SLIDE PERETZ] </text:span></text:p>
      <text:p text:style-name="P22"><text:span text:style-name="T50"><text:s/>argued for this a the neurological level </text:span><text:span text:style-name="T65">in their heavily cited paper</text:span><text:span text:style-name="T34">.</text:span></text:p>
      <text:p text:style-name="P60">[SLIDE DEFAULT] </text:p>
      <text:p text:style-name="P22"><text:span text:style-name="T34"><text:s/>My view of musicianship steps beyond th</text:span><text:span text:style-name="T50">is</text:span><text:span text:style-name="T34"> and asserts that any of the latent traits associated with musicianship or musical sophistication should be viewed as </text:span><text:span text:style-name="T75">mathematical artefact</text:span><text:span text:style-name="T34"> used to model language and that in order for music psychology to make more interpretable progress as a research discipline modeling needs to be more reflective of the cognitive abilities used to complete each related, yet not unified tasks. </text:span></text:p>
      <text:p text:style-name="P22"><text:span text:style-name="T34"/></text:p>
      <text:p text:style-name="P67"><text:span text:style-name="T34">This view is </text:span><text:span text:style-name="T50">in opposition to some of the</text:span><text:span text:style-name="T34"> music </text:span><text:span text:style-name="T50">and</text:span><text:span text:style-name="T34"> psychology literature in that psychometric tools like the Gold-MSI and MUSBAQ because </text:span><text:span text:style-name="T50">I</text:span><text:span text:style-name="T34"> assert that the composite numbers that are derived from these </text:span><text:span text:style-name="T50">tests</text:span><text:span text:style-name="T34"> do not reflect any sort of ontological truth. </text:span></text:p>
      <text:p text:style-name="P67"><text:span text:style-name="T34">This is not to say that these tools are not useful! </text:span></text:p>
      <text:p text:style-name="P18"><text:span text:style-name="T51">The positive relationships between musicianship and the mass of an individual’s</text:span><text:span text:style-name="T34"> corpus callosum is a helpful fact to have established. What I am arguing for is that the causal element driving this relationship if thought of as being “musicianship” </text:span><text:span text:style-name="T51">as operationalized as above to be</text:span><text:span text:style-name="T34"> driving this effect would be poorly understood. </text:span></text:p>
      <text:p text:style-name="P59"><text:span text:style-name="T92">[ Positive Returns Slide ] </text:span></text:p>
      <text:p text:style-name="P49">While the prior assertions might sound a bit extreme, adopting this view of musicianship has a fair amount of positive returns. The first and most apparent would be that future studies in music psychology would be able to better model the causal mechanisms that lead to variation at the individual level. By not having to pass through a statistical artefact, musical sophistication, less noise would be introduced into models of cause and effect. </text:p>
      <text:p text:style-name="P49"/>
      <text:p text:style-name="P49"><text:soft-page-break/>Secondly, if this view of musicianship were adopted in educational contexts, situations where an individual was either self (or other) diagnosed as “not being musical enough” the root of the problem would not be understood as being a lack of musicality, but rather a lack some other ability be it cognitive or experiential. This notion of related, yet not unified musicality would then also be able to predict that specific factors outside of anything traditionally thought of a relating to musicality could be used to better predict performance on a musical task. </text:p>
      <text:p text:style-name="P53">Adopting this view of musicality might also then help better frame other research.</text:p>
      <text:p text:style-name="P54">[SLIDE HANSEN PEARCE]</text:p>
      <text:p text:style-name="P19"><text:span text:style-name="T51">Work by </text:span><text:span text:style-name="T34">Hansen</text:span><text:span text:style-name="T68">, Vuust,</text:span><text:span text:style-name="T34"> and Pearce </text:span><text:span text:style-name="T51">in </text:span><text:span text:style-name="T34">2017 </text:span><text:span text:style-name="T51">demonstrated t</text:span><text:span text:style-name="T34">hat individuals with more jazz backgrounds would be better at predicting melodic expectations in their familiar jazz idiom than those with classical backgrounds. </text:span><text:span text:style-name="T51">This</text:span><text:span text:style-name="T34"> would be better explained by listening exposure rather than just </text:span><text:span text:style-name="T52">a composite score used as a proxy for jazz expertise</text:span><text:span text:style-name="T34">.</text:span></text:p>
      <text:p text:style-name="P54">[SLIDE BAKER] </text:p>
      <text:p text:style-name="P19"><text:span text:style-name="T34">Additionally some of my own work when reinterpreted gives credence to this line of thought. This study claimed that a latent variable of “Wagnerism” was able to predict </text:span><text:span text:style-name="T68">how well someone did at a memory task </text:span><text:span text:style-name="T34">above and beyond musicianship as measured by the Gold-MSI’</text:span><text:span text:style-name="T68">s</text:span><text:span text:style-name="T34"> musical training sub scale . </text:span><text:span text:style-name="T52">The</text:span><text:span text:style-name="T34"> important </text:span><text:span text:style-name="T52">point </text:span><text:span text:style-name="T34">to this is the implication that musical ability or musicianship should not then qualify as a prerequisite in order to “get” more esoteric art music. It is just a matter of putting in the time to be able to parse the auditory scene with the appropriate background information (in this case, have you heard the leitmotivs before?). </text:span></text:p>
      <text:p text:style-name="P54">[SLIDE DEFAULT]</text:p>
      <text:p text:style-name="P4"><text:span text:style-name="T34">Thinking more critically about musicianship as a parallel for intelligence or </text:span><text:span text:style-name="T26">g </text:span><text:span text:style-name="T34">and the construction of such tools that use self-report like the Gold-MSI, would other phenomena in intelligence research manifest themselves since the mental models are the same? Take for example the Flynn effect, the idea </text:span></text:p>
      <text:p text:style-name="P1">that with each generation individuals are growing increasingly more intelligence as a collective. </text:p>
      <text:p text:style-name="P2"><text:soft-page-break/>[SLIDE FLYNN]</text:p>
      <text:p text:style-name="P1">As a thought experiment, would it have meant to go back and administer one of these psychometric tests a century ago <text:span text:style-name="T92">at the same time</text:span> when Charles Spearman <text:span text:style-name="T88">was</text:span> administering his first tests of intelligence? <text:span text:style-name="T92">Take example surveying someone with</text:span> items from the Gold-MSI relating to musical <text:span text:style-name="T89">engagement, especially those dealing with tracking music on the internet or listening actively to music via some sort of device! </text:span><text:span text:style-name="T91">Individuals would</text:span><text:span text:style-name="T89"> clear</text:span><text:span text:style-name="T91">ly </text:span><text:span text:style-name="T89"><text:s/>score lower on those items and </text:span><text:span text:style-name="T91">this would</text:span><text:span text:style-name="T89"> lead to scoring lower as a whole on their musical sophistication score.</text:span> Would this be equivalent to a musical Flynn effect? Or in the perceptual tests, if <text:span text:style-name="T88">the</text:span> ability to remember melodies is largely dependent on the degree of exposure to patterns in a culture’s melody, via the mechanism of statistical learning, would the types of melodies <text:span text:style-name="T92">as well as the</text:span> degree of music an individual was exposed to on a daily routine diminish an individual’s ability to score highly on <text:span text:style-name="T92">a melodic memory test</text:span>? Clearly if the answer is yes to either these hypothetical claims of self-report or the objective test, I believe it only bolsters the argument that musicianship is better explained by other processes and that musicianship is indeed just a mathematical <text:span text:style-name="T87">artifact</text:span> used to mirror language used to discuss a collective behavior.</text:p>
      <text:p text:style-name="P71">I hope in this paper that I have persuaded you to join me in dispelling the myth of musicality and move towards thinking about music perception and appreciation as a collection of related, though not unified processes. </text:p>
      <text:p text:style-name="P71"/>
      <text:p text:style-name="P72">Points</text:p>
      <text:p text:style-name="P72">don’t stream youtube video (keepvid) </text:p>
      <text:p text:style-name="P73"><text:span text:style-name="T93">incorporate george box / romanticism ideas</text:span></text:p>
      <text:p text:style-name="P74">pitch discrimination as musician, art visiusalsation with color perception task </text:p>
      <text:p text:style-name="P74">try to get away from having not judgy </text:p>
      <text:p text:style-name="P74">something related to a task not rela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ic</meta:initial-creator>
    <meta:creation-date>2018-02-07T12:35:00</meta:creation-date>
    <dc:date>2018-02-26T09:07:53.943399000</dc:date>
    <dc:creator>David Baker</dc:creator>
    <meta:editing-duration>P2DT22H6M</meta:editing-duration>
    <meta:editing-cycles>46</meta:editing-cycles>
    <meta:generator>LibreOffice/6.0.0.3$MacOSX_X86_64 LibreOffice_project/64a0f66915f38c6217de274f0aa8e15618924765</meta:generator>
    <meta:document-statistic meta:table-count="0" meta:image-count="0" meta:object-count="0" meta:page-count="12" meta:paragraph-count="115" meta:word-count="3816" meta:character-count="23160" meta:non-whitespace-character-count="19373"/>
  </office:meta>
</office:document-meta>
</file>